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Kende" svg:font-family="Ken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03f" officeooo:paragraph-rsid="001e503f"/>
    </style:style>
    <style:style style:name="P2" style:family="paragraph" style:parent-style-name="Standard">
      <style:text-properties officeooo:rsid="001e503f" officeooo:paragraph-rsid="001e503f"/>
    </style:style>
  </office:automatic-styles>
  <office:body>
    <office:text>
      <text:tracked-changes text:track-changes="false">
        <text:changed-region xml:id="ct93892733300832" text:id="ct93892733300832">
          <text:deletion>
            <office:change-info>
              <dc:creator>x2</dc:creator>
              <dc:date>2021-12-07T16:35:12</dc:date>
            </office:change-info>
            <text:p text:style-name="P1">Lorem </text:p>
          </text:deletion>
        </text:changed-region>
        <text:changed-region xml:id="ct93892733301392" text:id="ct93892733301392">
          <text:deletion>
            <office:change-info>
              <dc:creator>x1</dc:creator>
              <dc:date>2021-12-07T16:34:39</dc:date>
            </office:change-info>
            <text:p text:style-name="P1">ipsum</text:p>
          </text:deletion>
        </text:changed-region>
        <text:changed-region xml:id="ct93892733301648" text:id="ct93892733301648">
          <text:deletion>
            <office:change-info>
              <dc:creator>x2</dc:creator>
              <dc:date>2021-12-07T16:34:55</dc:date>
            </office:change-info>
            <text:p text:style-name="P1"><text:s/>dolor 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change text:change-id="ct93892733300832"/><text:change text:change-id="ct93892733301392"/><text:change text:change-id="ct93892733301648"/>sit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Kende" svg:font-family="Kend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Kende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oto Serif CJK SC" style:font-size-asian="10.5pt" style:language-asian="zh" style:country-asian="CN" style:font-name-complex="Kende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ende" style:font-family-complex="Kend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ende" style:font-family-complex="Kend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ende" style:font-family-complex="Kend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Kende" style:font-family-complex="Kend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Lászlóx Némethx</meta:initial-creator>
    <meta:creation-date>2021-12-07T16:33:59.056430139</meta:creation-date>
    <dc:date>2021-12-08T10:06:54.838895864</dc:date>
    <meta:editing-duration>PT1M58S</meta:editing-duration>
    <meta:editing-cycles>2</meta:editing-cycles>
    <meta:generator>LibreOfficeDev/7.4.0.0.alpha0$Linux_X86_64 LibreOffice_project/7e5af164b7d293dd410710bed411e1ca64bbecf7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